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DELGADO, ARACELY YANE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39222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16725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DELGADO, ARACELY YANE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0108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903892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AMOS DELGADO GER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33922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2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12/2021</text:p>
          </table:table-cell>
          <table:table-cell table:style-name="Tabla2.A3" office:value-type="string">
            <text:p text:style-name="P22">134775</text:p>
          </table:table-cell>
          <table:table-cell table:style-name="Tabla2.D3" office:value-type="string">
            <text:p text:style-name="P23">227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7T22:42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